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7.303cm"/>
    </style:style>
    <style:style style:name="co6" style:family="table-column">
      <style:table-column-properties fo:break-before="auto" style:column-width="13.82cm"/>
    </style:style>
    <style:style style:name="co7" style:family="table-column">
      <style:table-column-properties fo:break-before="auto" style:column-width="30.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8.193cm"/>
    </style:style>
    <style:style style:name="co10" style:family="table-column">
      <style:table-column-properties fo:break-before="auto" style:column-width="8.534cm"/>
    </style:style>
    <style:style style:name="co11" style:family="table-column">
      <style:table-column-properties fo:break-before="auto" style:column-width="12.716cm"/>
    </style:style>
    <style:style style:name="co12" style:family="table-column">
      <style:table-column-properties fo:break-before="auto" style:column-width="11.994cm"/>
    </style:style>
    <style:style style:name="co13" style:family="table-column">
      <style:table-column-properties fo:break-before="auto" style:column-width="22.269cm"/>
    </style:style>
    <style:style style:name="co14" style:family="table-column">
      <style:table-column-properties fo:break-before="auto" style:column-width="12.31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7.09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1.741cm" fo:break-before="auto" style:use-optimal-row-height="true"/>
    </style:style>
    <style:style style:name="ro8" style:family="table-row">
      <style:table-row-properties style:row-height="6.779cm" fo:break-before="auto" style:use-optimal-row-height="false"/>
    </style:style>
    <style:style style:name="ro9" style:family="table-row">
      <style:table-row-properties style:row-height="2.295cm" fo:break-before="auto" style:use-optimal-row-height="true"/>
    </style:style>
    <style:style style:name="ro10" style:family="table-row">
      <style:table-row-properties style:row-height="4.695cm" fo:break-before="auto" style:use-optimal-row-height="true"/>
    </style:style>
    <style:style style:name="ro11" style:family="table-row">
      <style:table-row-properties style:row-height="5.198cm" fo:break-before="auto" style:use-optimal-row-height="true"/>
    </style:style>
    <style:style style:name="ro12" style:family="table-row">
      <style:table-row-properties style:row-height="2.995cm" fo:break-before="auto" style:use-optimal-row-height="true"/>
    </style:style>
    <style:style style:name="ro13" style:family="table-row">
      <style:table-row-properties style:row-height="0.827cm" fo:break-before="auto" style:use-optimal-row-height="false"/>
    </style:style>
    <style:style style:name="ro14" style:family="table-row">
      <style:table-row-properties style:row-height="4.292cm" fo:break-before="auto" style:use-optimal-row-height="true"/>
    </style:style>
    <style:style style:name="ro15" style:family="table-row">
      <style:table-row-properties style:row-height="12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9" style:family="table-cell" style:parent-style-name="Default"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fo:color="#c9211e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5" style:family="text">
      <style:text-properties fo:color="#000000" style:font-name="微軟正黑體" fo:font-size="18pt" style:font-name-asian="MingLiU" style:font-name-complex="MingLiU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放置在頁面的座標X</text:p>
          </table:table-cell>
        </table:table-row>
        <table:table-row table:style-name="ro7">
          <table:table-cell office:value-type="string" calcext:value-type="string">
            <text:p>Y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放置在頁面的座標Y</text:p>
            <text:p><text:span text:style-name="T1">    -1 (*): Y接續列印</text:span>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style-name="ce5" office:value-type="string" calcext:value-type="string">
            <text:p>double</text:p>
          </table:table-cell>
          <table:table-cell office:value-type="string" calcext:value-type="string">
            <text:p>元件寬度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元件高度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</table:table-row>
        <table:table-row table:style-name="ro8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ge" table:style-name="ta1"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9" office:value-type="string" calcext:value-type="string">
            <text:p>其他資訊</text:p>
          </table:table-cell>
          <table:table-cell/>
        </table:table-row>
        <table:table-row table:style-name="ro6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7" office:value-type="string" calcext:value-type="string">
            <text:p>紙張間距(貼紙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不同印表機繪圖指令縮放比例</text:p>
            <text:p>1 (*)  <text:span text:style-name="T2">203dpi</text:span></text:p>
          </table:table-cell>
          <table:table-cell table:style-name="ce4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/>
        </table:table-row>
        <table:table-row table:style-name="ro11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10" office:value-type="string" calcext:value-type="string">
            <text:p><text:span text:style-name="T3">四倍字 : </text:span><text:span text:style-name="T4">new Font("新細明體",40)</text:span></text:p>
            <text:p><text:span text:style-name="T3">雙倍字</text:span> : <text:span text:style-name="T5">new Font("新細明體",28)</text:span></text:p>
            <text:p><text:span text:style-name="T3">單倍字 : </text:span><text:span text:style-name="T4">new Font("新細明體", 13)</text:span></text:p>
            <text:p><text:span text:style-name="T3">一般字 : </text:span><text:span text:style-name="T4">new Font("新細明體", 9)</text:span></text:p>
            <text:p>---------------------------------------------------</text:p>
            <text:p><text:span text:style-name="T3">電子發票標題 : </text:span><text:span text:style-name="T4">new Font("新細明體", 16)</text:span></text:p>
          </table:table-cell>
          <table:table-cell/>
        </table:table-row>
        <table:table-row table:style-name="ro1" table:number-rows-repeated="1048568">
          <table:table-cell table:number-columns-repeated="5"/>
        </table:table-row>
        <table:table-row table:style-name="ro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Label" table:style-name="ta1"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Center (*)</text:p>
          </table:table-cell>
        </table:table-row>
        <table:table-row table:style-name="ro12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9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3">N (*)</text:span>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3">
          <table:table-cell table:number-columns-repeated="2"/>
          <table:table-cell table:style-name="ce4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xt" table:style-name="ta1"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<text:span text:style-name="T3">Center (*)</text:span></text:p>
          </table:table-cell>
        </table:table-row>
        <table:table-row table:style-name="ro12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9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3">N (*)</text:span></text:p>
          </table:table-cell>
        </table:table-row>
        <table:table-row table:style-name="ro6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</table:table-row>
        <table:table-row table:style-name="ro13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QrCode" table:style-name="ta1">
        <table:table-column table:style-name="co3" table:default-cell-style-name="ce3"/>
        <table:table-column table:style-name="co4" table:default-cell-style-name="ce3"/>
        <table:table-column table:style-name="co12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錯誤糾正率</text:p>
            <text:p>L（7%）</text:p>
            <text:p>M（15%）</text:p>
            <text:p>Q（25%）</text:p>
            <text:p><text:span text:style-name="T3">H（25%） (*)</text:span></text:p>
          </table:table-cell>
        </table:table-row>
        <table:table-row table:style-name="ro13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3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BarCode" table:style-name="ta1"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5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</table:table-row>
        <table:table-row table:style-name="ro13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3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Image" table:style-name="ta1">
        <table:table-column table:style-name="co3" table:default-cell-style-name="ce3"/>
        <table:table-column table:style-name="co4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3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3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Line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9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方向:</text:p>
            <text:p><text:span text:style-name="T3">X (*)</text:span></text:p>
            <text:p>Y</text:p>
          </table:table-cell>
        </table:table-row>
        <table:table-row table:style-name="ro9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3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DataRows" table:style-name="ta1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</table:table-row>
        <table:table-row table:style-name="ro13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陣列根名稱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</table:table-row>
        <table:table-row table:style-name="ro1">
          <table:table-cell table:number-columns-repeated="3"/>
        </table:table-row>
        <table:table-row table:style-name="ro13">
          <table:table-cell table:number-columns-repeated="2"/>
          <table:table-cell table:style-name="ce17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08:42:01.46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07T09:56:13.088000000</dc:date>
    <meta:editing-duration>P1DT4H57M8S</meta:editing-duration>
    <meta:editing-cycles>122</meta:editing-cycles>
    <meta:generator>LibreOffice/24.2.3.2$Windows_x86 LibreOffice_project/433d9c2ded56988e8a90e6b2e771ee4e6a5ab2ba</meta:generator>
    <meta:document-statistic meta:table-count="10" meta:cell-count="142" meta:object-count="0"/>
  </office:meta>
</office:document-meta>
</file>